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Inconsolata Expanded Black" svg:font-family="'Inconsolata Expanded Black'"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paragraph-properties fo:text-align="center" style:justify-single-word="false"/>
      <style:text-properties style:font-name="DejaVu Sans Mono" fo:font-size="15pt" style:text-underline-style="solid" style:text-underline-width="auto" style:text-underline-color="font-color" fo:font-weight="bold" officeooo:rsid="001c2e8b" officeooo:paragraph-rsid="001c2e8b" style:font-size-asian="15pt" style:font-weight-asian="bold" style:font-size-complex="15pt" style:font-weight-complex="bold"/>
    </style:style>
    <style:style style:name="T1" style:family="text">
      <style:text-properties officeooo:rsid="001c2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hai Eminescu</text:p>
      <text:p text:style-name="Standard"/>
      <text:p text:style-name="P1">Mihai Eminescu (născut Mihail Eminovici; n. 15 ianuarie 1850,Botoșani, Moldova – d. 15 iunie 1889,<text:span text:style-name="T1">B</text:span>ucurești, România) a fost un poet, prozator și jurnalist român, considerat, în general, ca fiind cea mai cunoscută și influentă personalitate din literatura română. A publicat un singur volum antum, Poesii, compus din poemele publicate de-a lungul vieții în revista Convorbiri literare a societății Junimea, din care Eminescu făcea parte.Printre operele notabile se numără Luceafărul, Odă (în metru antic) și cele cinci Scrisori (I, II, III, IV și V).</text:p>
      <text:p text:style-name="P1"/>
      <text:p text:style-name="P1">Făcând parte din curentul romantic târziu, poezia sa conține noțiuni din metafizică, mitologie, filosofie și istorie, pe când proza sa conține și elemente sociologice.Temele recurente din opera sa sunt natura, temă tipică romantismului, care în cazul lui Eminescu este privită prin prisma folclorului autohton, dragostea, uneori violentă, alteori intimă sau neîmpărtășită, nașterea, moartea, cosmosul și condiția geniului.</text:p>
      <text:p text:style-name="P1"/>
      <text:p text:style-name="P1">S-a născut la Botoșani și a copilărit la Ipotești, mutându-se în adolescență la Cernăuți pentru a urma cursurile gimnaziale unde, la vârsta de 16 ani, a publicat primul poem, De-aș avea.La vârsta de 19 ani a început studiul filozofiei la Universitatea din Viena, unde a întâlnit scrierile unor autori care îi vor influența puternic opera, precum Platon, Spinoza, Leibniz, Kant, Rousseau și Schopenhauer, dar și filozofia orientală prin opere precum Ramayana, Mahābhārata și Vedele.Tot în această perioadă începe să publice în revista Convorbiri literare. La 22 de ani a plecat la Berlin pentru a-și continua studiile.</text:p>
      <text:p text:style-name="P1"/>
      <text:p text:style-name="P1">Eminescu a revenit în țară la 24 de ani, stabilindu-se inițial la Iași.Activitatea jurnalistică a lui Mihai Eminescu s-a desfășurat între anii 1875 și 1877, la Curierul de Iași, iar din 1877 la Timpul, oficiosul Partidului Conservator, față de care Eminescu era apropiat ideologic. Articolele de gazetă urmau linia filozofică adoptată de autor, conservatoare, dar nu reacționară, acesta fiind un susținător al orânduirii sociale din naștere, al naționalismului xenofob, antisemit și belicos și un oponent al liberalismului burghez.Viziunea sa era relativ comună autorilor naționaliști europeni ai vremii.</text:p>
      <text:p text:style-name="P1"/>
      <text:p text:style-name="P1">Epuizat de munca de zi cu zi și probabil suferind de tulburare bipolară, Eminescu s-a retras din gazetărie în iunie 1883.În urma unei căderi nervoase în anul 1886, probleme sale de sănătate mintală au fost interpretate, probabil eronat, ca simptome de neurosifilis, poetul fiind tratat cu injecții de clorură de mercur.Eminescu a murit la 15 iunie 1889, în sanatoriul doctorului Alexandru Șuțu, fiind înmormântat două zile mai târziu la cimitirul Bellu din București. <text:soft-page-break/>Moartea a fost datorată, cel mai probabil, intoxicației cu mercur.Manuscrisele lui Mihai Eminescu, 46 de volume, aproximativ 14.000 de file, au fost dăruite Academiei Române de Titu Maiorescu, în anul 1902. A fost ales membru al Academiei Române post-mortem în anul 1948.</text:p>
      <text:p text:style-name="P1"/>
      <text:p text:style-name="P1">1866 este anul primelor manifestări literare ale lui Eminescu. În 12/24 ianuarie moare profesorul de limba română Aron Pumnul. Elevii scot o broșură, Lăcrămioarele învățăceilor gimnaziști (Lăcrimioare... la mormântul prea-iubitului lor profesoriu), în care apare și poezia La mormântul lui Aron Pumnul semnată M. Eminoviciu, privatist. La 25 februarie/9 martie (stil nou) debutează în revista Familia, din Pesta, a lui Iosif Vulcan, cu poezia De-aș avea. Iosif Vulcan îl convinge să-și schimbe numele Eminowicz în Eminescu, mai târziu adoptat și de alți membri ai familiei sale. În același an îi mai apar în „Familia” alte cinci poezii, dintre care: O călărire în zori, Din străinătate și La Bucovin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Inconsolata Expanded Black" svg:font-family="'Inconsolata Expanded Black'"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17:55:33.111037188</meta:creation-date>
    <meta:generator>LibreOffice/7.1.8.1$Linux_X86_64 LibreOffice_project/10$Build-1</meta:generator>
    <dc:date>2022-01-15T18:01:47.353992642</dc:date>
    <meta:editing-duration>PT6M14S</meta:editing-duration>
    <meta:editing-cycles>2</meta:editing-cycles>
    <meta:document-statistic meta:table-count="0" meta:image-count="0" meta:object-count="0" meta:page-count="2" meta:paragraph-count="7" meta:word-count="547" meta:character-count="3648" meta:non-whitespace-character-count="3106"/>
  </office:meta>
</office:document-meta>
</file>